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8366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1.9437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0.7102in"/>
    </style:style>
    <style:style style:name="co15" style:family="table-column">
      <style:table-column-properties fo:break-before="auto" style:column-width="1.1717in"/>
    </style:style>
    <style:style style:name="co16" style:family="table-column">
      <style:table-column-properties fo:break-before="auto" style:column-width="0.7319in"/>
    </style:style>
    <style:style style:name="co17" style:family="table-column">
      <style:table-column-properties fo:break-before="auto" style:column-width="1.1929in"/>
    </style:style>
    <style:style style:name="co18" style:family="table-column">
      <style:table-column-properties fo:break-before="auto" style:column-width="1.3217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QS_SITE_ID</text:p>
          </table:table-cell>
          <table:table-cell office:value-type="string">
            <text:p>POC</text:p>
          </table:table-cell>
          <table:table-cell office:value-type="string">
            <text:p>Daily Max 8-hour Ozone Concentration</text:p>
          </table:table-cell>
          <table:table-cell office:value-type="string">
            <text:p>UNITS</text:p>
          </table:table-cell>
          <table:table-cell office:value-type="string">
            <text:p>DAILY_AQI_VALUE</text:p>
          </table:table-cell>
          <table:table-cell office:value-type="string">
            <text:p>DAILY_OBS_COUNT</text:p>
          </table:table-cell>
          <table:table-cell office:value-type="string">
            <text:p>PERCENT_COMPLETE</text:p>
          </table:table-cell>
          <table:table-cell office:value-type="string">
            <text:p>AQS_PARAMETER_CODE</text:p>
          </table:table-cell>
          <table:table-cell office:value-type="string">
            <text:p>AQS_PARAMETER_DESC</text:p>
          </table:table-cell>
          <table:table-cell office:value-type="string">
            <text:p>CBSA_CODE</text:p>
          </table:table-cell>
          <table:table-cell office:value-type="string">
            <text:p>CBSA_NAME</text:p>
          </table:table-cell>
          <table:table-cell office:value-type="string">
            <text:p>STATE_CODE</text:p>
          </table:table-cell>
          <table:table-cell office:value-type="string">
            <text:p>STATE</text:p>
          </table:table-cell>
          <table:table-cell office:value-type="string">
            <text:p>COUNTY_CODE</text:p>
          </table:table-cell>
          <table:table-cell office:value-type="string">
            <text:p>COUNTY</text:p>
          </table:table-cell>
          <table:table-cell office:value-type="string">
            <text:p>SITE_LATITUDE</text:p>
          </table:table-cell>
          <table:table-cell office:value-type="string">
            <text:p>SITE_LONGITUDE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310550028">
            <text:p>310550028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2079580009352">
            <text:p>41.2079580009</text:p>
          </table:table-cell>
          <table:table-cell office:value-type="float" office:value="-95.945897">
            <text:p>-95.945897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string">
            <text:p>ppm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310550032">
            <text:p>310550032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07">
            <text:p>0.007</text:p>
          </table:table-cell>
          <table:table-cell office:value-type="string">
            <text:p>pp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310550035">
            <text:p>310550035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6540">
            <text:p>36540</text:p>
          </table:table-cell>
          <table:table-cell office:value-type="string">
            <text:p>Omaha-Council Bluffs, NE-IA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55">
            <text:p>55</text:p>
          </table:table-cell>
          <table:table-cell office:value-type="string">
            <text:p>Douglas</text:p>
          </table:table-cell>
          <table:table-cell office:value-type="float" office:value="41.3067580009356">
            <text:p>41.3067580009</text:p>
          </table:table-cell>
          <table:table-cell office:value-type="float" office:value="-95.960967">
            <text:p>-95.960967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311090016">
            <text:p>311090016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0700">
            <text:p>30700</text:p>
          </table:table-cell>
          <table:table-cell office:value-type="string">
            <text:p>Lincoln, NE</text:p>
          </table:table-cell>
          <table:table-cell office:value-type="float" office:value="31">
            <text:p>31</text:p>
          </table:table-cell>
          <table:table-cell office:value-type="string">
            <text:p>Nebraska</text:p>
          </table:table-cell>
          <table:table-cell office:value-type="float" office:value="109">
            <text:p>109</text:p>
          </table:table-cell>
          <table:table-cell office:value-type="string">
            <text:p>Lancaster</text:p>
          </table:table-cell>
          <table:table-cell table:number-columns-repeated="2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454" meta:object-count="0"/>
    <meta:generator>LibreOffice/3.5$Linux_X86_64 LibreOffice_project/350m1$Build-2</meta:generator>
  </office:meta>
</office:document-meta>
</file>